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70416666666667cm" style:use-optimal-column-width="true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12.779375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3">
            <text:p>SCAVENGER_CLUE_ID</text:p>
          </table:table-cell>
          <table:table-cell office:value-type="string" table:style-name="ce1">
            <text:p>SCAVENGER_CLUE</text:p>
          </table:table-cell>
          <table:table-cell office:value-type="string" table:style-name="ce1">
            <text:p>CLUE_SOLUTION</text:p>
          </table:table-cell>
          <table:table-cell office:value-type="string" table:style-name="ce1">
            <text:p>CLUE_DESCRIPTION</text:p>
          </table:table-cell>
          <table:table-cell office:value-type="string" table:style-name="ce1">
            <text:p>CLUE_PICTURE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1">
            <text:p>Capital Union Building</text:p>
          </table:table-cell>
          <table:table-cell office:value-type="string" table:style-name="ce2">
            <text:p>GPS Coordinates</text:p>
          </table:table-cell>
          <table:table-cell office:value-type="string" table:style-name="ce1">
            <text:p>Where to go to hit the gym or go for a swim.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1">
            <text:p>Capital Union Building</text:p>
          </table:table-cell>
          <table:table-cell office:value-type="string" table:style-name="ce2">
            <text:p>GPS Coordinates</text:p>
          </table:table-cell>
          <table:table-cell office:value-type="string" table:style-name="ce1">
            <text:p>People call me the CUB for short.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Swatara Building</text:p>
          </table:table-cell>
          <table:table-cell office:value-type="string" table:style-name="ce2">
            <text:p>GPS Coordinates</text:p>
          </table:table-cell>
          <table:table-cell office:value-type="string" table:style-name="ce1">
            <text:p>Got a question with your student aid? <text:s/>This is where you'll want to go.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Stacks Market</text:p>
          </table:table-cell>
          <table:table-cell office:value-type="string" table:style-name="ce1">
            <text:p>Stacks<text:s/></text:p>
          </table:table-cell>
          <table:table-cell office:value-type="string" table:style-name="ce1">
            <text:p>Breakfast, Lunch, or Dinner… You'll want to stop by here.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Stacks Market</text:p>
          </table:table-cell>
          <table:table-cell office:value-type="string" table:style-name="ce1">
            <text:p>Stacks<text:s/></text:p>
          </table:table-cell>
          <table:table-cell office:value-type="string" table:style-name="ce1">
            <text:p>Relax and watch some TV or often Live Music.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Susquehanna Building</text:p>
          </table:table-cell>
          <table:table-cell office:value-type="string" table:style-name="ce2">
            <text:p>GPS Coordinates</text:p>
          </table:table-cell>
          <table:table-cell office:value-type="string" table:style-name="ce1">
            <text:p>If you want to avoid all those parking tickets, you will need to stop by here.</text:p>
          </table:table-cell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ebel, John M CIV NAVSUP BUS SYS CEN</meta:initial-creator>
    <dc:creator>Deebel, John M CIV NAVSUP BUS SYS CEN</dc:creator>
    <meta:creation-date>2016-03-01T12:50:24Z</meta:creation-date>
    <dc:date>2016-03-01T13:58:47Z</dc:date>
  </office:meta>
</office:document-meta>
</file>